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Microservices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response</text:p>
          </table:table-cell>
          <table:table-cell office:value-type="string" table:style-name="ce1">
            <text:p>throughtput</text:p>
          </table:table-cell>
          <table:table-cell office:value-type="string" table:style-name="ce2">
            <text:p>timestam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291" table:style-name="ce1">
            <text:p>291</text:p>
          </table:table-cell>
          <table:table-cell office:value-type="float" office:value="5.5609999999999999" table:style-name="ce1">
            <text:p>5.561</text:p>
          </table:table-cell>
          <table:table-cell office:value-type="float" office:value="9.4670000000000005" table:style-name="ce1">
            <text:p>9.467</text:p>
          </table:table-cell>
          <table:table-cell office:value-type="date" office:date-value="2020-07-07T17:19:00" table:style-name="ce2">
            <text:p>07/07/2020 17: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599999999999994" table:style-name="ce1">
            <text:p>34.6</text:p>
          </table:table-cell>
          <table:table-cell office:value-type="float" office:value="4297" table:style-name="ce1">
            <text:p>4297</text:p>
          </table:table-cell>
          <table:table-cell office:value-type="float" office:value="6.4850000000000003" table:style-name="ce1">
            <text:p>6.485</text:p>
          </table:table-cell>
          <table:table-cell office:value-type="float" office:value="22" table:style-name="ce1">
            <text:p>22</text:p>
          </table:table-cell>
          <table:table-cell office:value-type="date" office:date-value="2020-07-07T17:19:00" table:style-name="ce2">
            <text:p>07/07/2020 17: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6" table:style-name="ce1">
            <text:p>36</text:p>
          </table:table-cell>
          <table:table-cell office:value-type="float" office:value="585" table:style-name="ce1">
            <text:p>585</text:p>
          </table:table-cell>
          <table:table-cell office:value-type="float" office:value="8.6859999999999999" table:style-name="ce1">
            <text:p>8.686</text:p>
          </table:table-cell>
          <table:table-cell office:value-type="float" office:value="9.3670000000000009" table:style-name="ce1">
            <text:p>9.367</text:p>
          </table:table-cell>
          <table:table-cell office:value-type="date" office:date-value="2020-07-07T17:19:00" table:style-name="ce2">
            <text:p>07/07/2020 17: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6.199999999999996" table:style-name="ce1">
            <text:p>36.2</text:p>
          </table:table-cell>
          <table:table-cell office:value-type="float" office:value="291" table:style-name="ce1">
            <text:p>291</text:p>
          </table:table-cell>
          <table:table-cell office:value-type="float" office:value="13.55" table:style-name="ce1">
            <text:p>13.55</text:p>
          </table:table-cell>
          <table:table-cell office:value-type="float" office:value="9.2669999999999995" table:style-name="ce1">
            <text:p>9.267</text:p>
          </table:table-cell>
          <table:table-cell office:value-type="date" office:date-value="2020-07-07T17:19:00" table:style-name="ce2">
            <text:p>07/07/2020 17: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6.199999999999996" table:style-name="ce1">
            <text:p>36.2</text:p>
          </table:table-cell>
          <table:table-cell office:value-type="float" office:value="4298" table:style-name="ce1">
            <text:p>4298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16.71" table:style-name="ce1">
            <text:p>16.71</text:p>
          </table:table-cell>
          <table:table-cell office:value-type="date" office:date-value="2020-07-07T17:20:00" table:style-name="ce2">
            <text:p>07/07/2020 17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3.5" table:style-name="ce1">
            <text:p>33.5</text:p>
          </table:table-cell>
          <table:table-cell office:value-type="float" office:value="585" table:style-name="ce1">
            <text:p>585</text:p>
          </table:table-cell>
          <table:table-cell office:value-type="float" office:value="13.75" table:style-name="ce1">
            <text:p>13.75</text:p>
          </table:table-cell>
          <table:table-cell office:value-type="float" office:value="7.367" table:style-name="ce1">
            <text:p>7.367</text:p>
          </table:table-cell>
          <table:table-cell office:value-type="date" office:date-value="2020-07-07T17:20:00" table:style-name="ce2">
            <text:p>07/07/2020 17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3.6" table:style-name="ce1">
            <text:p>33.6</text:p>
          </table:table-cell>
          <table:table-cell office:value-type="float" office:value="291" table:style-name="ce1">
            <text:p>291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7.133" table:style-name="ce1">
            <text:p>7.133</text:p>
          </table:table-cell>
          <table:table-cell office:value-type="date" office:date-value="2020-07-07T17:20:00" table:style-name="ce2">
            <text:p>07/07/2020 17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4298" table:style-name="ce1">
            <text:p>4298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13.129" table:style-name="ce1">
            <text:p>13.129</text:p>
          </table:table-cell>
          <table:table-cell office:value-type="date" office:date-value="2020-07-07T17:20:00" table:style-name="ce2">
            <text:p>07/07/2020 17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9" table:style-name="ce1">
            <text:p>35.9</text:p>
          </table:table-cell>
          <table:table-cell office:value-type="float" office:value="586" table:style-name="ce1">
            <text:p>586</text:p>
          </table:table-cell>
          <table:table-cell office:value-type="float" office:value="23.26" table:style-name="ce1">
            <text:p>23.26</text:p>
          </table:table-cell>
          <table:table-cell office:value-type="float" office:value="5.4329999999999998" table:style-name="ce1">
            <text:p>5.433</text:p>
          </table:table-cell>
          <table:table-cell office:value-type="date" office:date-value="2020-07-07T17:20:00" table:style-name="ce2">
            <text:p>07/07/2020 17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6" table:style-name="ce1">
            <text:p>35.6</text:p>
          </table:table-cell>
          <table:table-cell office:value-type="float" office:value="291" table:style-name="ce1">
            <text:p>291</text:p>
          </table:table-cell>
          <table:table-cell office:value-type="float" office:value="5.3479999999999999" table:style-name="ce1">
            <text:p>5.348</text:p>
          </table:table-cell>
          <table:table-cell office:value-type="float" office:value="5.2670000000000003" table:style-name="ce1">
            <text:p>5.267</text:p>
          </table:table-cell>
          <table:table-cell office:value-type="date" office:date-value="2020-07-07T17:20:00" table:style-name="ce2">
            <text:p>07/07/2020 17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9" table:style-name="ce1">
            <text:p>34.9</text:p>
          </table:table-cell>
          <table:table-cell office:value-type="float" office:value="4298" table:style-name="ce1">
            <text:p>4298</text:p>
          </table:table-cell>
          <table:table-cell office:value-type="float" office:value="4.1520000000000001" table:style-name="ce1">
            <text:p>4.152</text:p>
          </table:table-cell>
          <table:table-cell office:value-type="float" office:value="9.7100000000000009" table:style-name="ce1">
            <text:p>9.71</text:p>
          </table:table-cell>
          <table:table-cell office:value-type="date" office:date-value="2020-07-07T17:21:00" table:style-name="ce2">
            <text:p>07/07/2020 17: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6" table:style-name="ce1">
            <text:p>35.6</text:p>
          </table:table-cell>
          <table:table-cell office:value-type="float" office:value="586" table:style-name="ce1">
            <text:p>586</text:p>
          </table:table-cell>
          <table:table-cell office:value-type="float" office:value="18.21" table:style-name="ce1">
            <text:p>18.21</text:p>
          </table:table-cell>
          <table:table-cell office:value-type="float" office:value="4.3330000000000002" table:style-name="ce1">
            <text:p>4.333</text:p>
          </table:table-cell>
          <table:table-cell office:value-type="date" office:date-value="2020-07-07T17:21:00" table:style-name="ce2">
            <text:p>07/07/2020 17: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6" table:style-name="ce1">
            <text:p>35.6</text:p>
          </table:table-cell>
          <table:table-cell office:value-type="float" office:value="291" table:style-name="ce1">
            <text:p>291</text:p>
          </table:table-cell>
          <table:table-cell office:value-type="float" office:value="5.73" table:style-name="ce1">
            <text:p>5.73</text:p>
          </table:table-cell>
          <table:table-cell office:value-type="float" office:value="4.0999999999999996" table:style-name="ce1">
            <text:p>4.1</text:p>
          </table:table-cell>
          <table:table-cell office:value-type="date" office:date-value="2020-07-07T17:21:00" table:style-name="ce2">
            <text:p>07/07/2020 17: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1" table:style-name="ce1">
            <text:p>34.1</text:p>
          </table:table-cell>
          <table:table-cell office:value-type="float" office:value="4298" table:style-name="ce1">
            <text:p>4298</text:p>
          </table:table-cell>
          <table:table-cell office:value-type="float" office:value="5716" table:style-name="ce1">
            <text:p>5716</text:p>
          </table:table-cell>
          <table:table-cell office:value-type="float" office:value="7.6769999999999996" table:style-name="ce1">
            <text:p>7.677</text:p>
          </table:table-cell>
          <table:table-cell office:value-type="date" office:date-value="2020-07-07T17:21:00" table:style-name="ce2">
            <text:p>07/07/2020 17: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586" table:style-name="ce1">
            <text:p>586</text:p>
          </table:table-cell>
          <table:table-cell office:value-type="float" office:value="24.09" table:style-name="ce1">
            <text:p>24.09</text:p>
          </table:table-cell>
          <table:table-cell office:value-type="float" office:value="3.4670000000000001" table:style-name="ce1">
            <text:p>3.467</text:p>
          </table:table-cell>
          <table:table-cell office:value-type="date" office:date-value="2020-07-07T17:21:00" table:style-name="ce2">
            <text:p>07/07/2020 17: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291" table:style-name="ce1">
            <text:p>291</text:p>
          </table:table-cell>
          <table:table-cell office:value-type="float" office:value="3.1539999999999999" table:style-name="ce1">
            <text:p>3.154</text:p>
          </table:table-cell>
          <table:table-cell office:value-type="float" office:value="3.133" table:style-name="ce1">
            <text:p>3.133</text:p>
          </table:table-cell>
          <table:table-cell office:value-type="date" office:date-value="2020-07-07T17:21:00" table:style-name="ce2">
            <text:p>07/07/2020 17: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4298" table:style-name="ce1">
            <text:p>4298</text:p>
          </table:table-cell>
          <table:table-cell office:value-type="float" office:value="3812" table:style-name="ce1">
            <text:p>3812</text:p>
          </table:table-cell>
          <table:table-cell office:value-type="float" office:value="6" table:style-name="ce1">
            <text:p>6</text:p>
          </table:table-cell>
          <table:table-cell office:value-type="date" office:date-value="2020-07-07T17:22:00" table:style-name="ce2">
            <text:p>07/07/2020 17: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5" table:style-name="ce1">
            <text:p>35.5</text:p>
          </table:table-cell>
          <table:table-cell office:value-type="float" office:value="586" table:style-name="ce1">
            <text:p>586</text:p>
          </table:table-cell>
          <table:table-cell office:value-type="float" office:value="17.47" table:style-name="ce1">
            <text:p>17.47</text:p>
          </table:table-cell>
          <table:table-cell office:value-type="float" office:value="1.9670000000000001" table:style-name="ce1">
            <text:p>1.967</text:p>
          </table:table-cell>
          <table:table-cell office:value-type="date" office:date-value="2020-07-07T17:22:00" table:style-name="ce2">
            <text:p>07/07/2020 17: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5" table:style-name="ce1">
            <text:p>35.5</text:p>
          </table:table-cell>
          <table:table-cell office:value-type="float" office:value="291" table:style-name="ce1">
            <text:p>291</text:p>
          </table:table-cell>
          <table:table-cell office:value-type="float" office:value="6.4240000000000004" table:style-name="ce1">
            <text:p>6.424</text:p>
          </table:table-cell>
          <table:table-cell office:value-type="float" office:value="2" table:style-name="ce1">
            <text:p>2</text:p>
          </table:table-cell>
          <table:table-cell office:value-type="date" office:date-value="2020-07-07T17:22:00" table:style-name="ce2">
            <text:p>07/07/2020 17: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5" table:style-name="ce1">
            <text:p>35.5</text:p>
          </table:table-cell>
          <table:table-cell office:value-type="float" office:value="4298" table:style-name="ce1">
            <text:p>4298</text:p>
          </table:table-cell>
          <table:table-cell office:value-type="float" office:value="10.4" table:style-name="ce1">
            <text:p>10.4</text:p>
          </table:table-cell>
          <table:table-cell office:value-type="float" office:value="4.7670000000000003" table:style-name="ce1">
            <text:p>4.767</text:p>
          </table:table-cell>
          <table:table-cell office:value-type="date" office:date-value="2020-07-07T17:22:00" table:style-name="ce2">
            <text:p>07/07/2020 17: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586" table:style-name="ce1">
            <text:p>586</text:p>
          </table:table-cell>
          <table:table-cell office:value-type="float" office:value="28.6" table:style-name="ce1">
            <text:p>28.6</text:p>
          </table:table-cell>
          <table:table-cell office:value-type="float" office:value="2.2999999999999998" table:style-name="ce1">
            <text:p>2.3</text:p>
          </table:table-cell>
          <table:table-cell office:value-type="date" office:date-value="2020-07-07T17:22:00" table:style-name="ce2">
            <text:p>07/07/2020 17: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291" table:style-name="ce1">
            <text:p>291</text:p>
          </table:table-cell>
          <table:table-cell office:value-type="float" office:value="61.47" table:style-name="ce1">
            <text:p>61.47</text:p>
          </table:table-cell>
          <table:table-cell office:value-type="float" office:value="2" table:style-name="ce1">
            <text:p>2</text:p>
          </table:table-cell>
          <table:table-cell office:value-type="date" office:date-value="2020-07-07T17:22:00" table:style-name="ce2">
            <text:p>07/07/2020 17: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4299" table:style-name="ce1">
            <text:p>4299</text:p>
          </table:table-cell>
          <table:table-cell office:value-type="float" office:value="2.76" table:style-name="ce1">
            <text:p>2.76</text:p>
          </table:table-cell>
          <table:table-cell office:value-type="float" office:value="3.633" table:style-name="ce1">
            <text:p>3.633</text:p>
          </table:table-cell>
          <table:table-cell office:value-type="date" office:date-value="2020-07-07T17:23:00" table:style-name="ce2">
            <text:p>07/07/2020 17: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4" table:style-name="ce1">
            <text:p>35.4</text:p>
          </table:table-cell>
          <table:table-cell office:value-type="float" office:value="586" table:style-name="ce1">
            <text:p>586</text:p>
          </table:table-cell>
          <table:table-cell office:value-type="float" office:value="32.01" table:style-name="ce1">
            <text:p>32.01</text:p>
          </table:table-cell>
          <table:table-cell office:value-type="float" office:value="1.7" table:style-name="ce1">
            <text:p>1.7</text:p>
          </table:table-cell>
          <table:table-cell office:value-type="date" office:date-value="2020-07-07T17:23:00" table:style-name="ce2">
            <text:p>07/07/2020 17: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4" table:style-name="ce1">
            <text:p>35.4</text:p>
          </table:table-cell>
          <table:table-cell office:value-type="float" office:value="291" table:style-name="ce1">
            <text:p>291</text:p>
          </table:table-cell>
          <table:table-cell office:value-type="float" office:value="15.49" table:style-name="ce1">
            <text:p>15.49</text:p>
          </table:table-cell>
          <table:table-cell office:value-type="float" office:value="1.4670000000000001" table:style-name="ce1">
            <text:p>1.467</text:p>
          </table:table-cell>
          <table:table-cell office:value-type="date" office:date-value="2020-07-07T17:23:00" table:style-name="ce2">
            <text:p>07/07/2020 17: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4" table:style-name="ce1">
            <text:p>35.4</text:p>
          </table:table-cell>
          <table:table-cell office:value-type="float" office:value="4299" table:style-name="ce1">
            <text:p>4299</text:p>
          </table:table-cell>
          <table:table-cell office:value-type="float" office:value="5748" table:style-name="ce1">
            <text:p>5748</text:p>
          </table:table-cell>
          <table:table-cell office:value-type="float" office:value="2.867" table:style-name="ce1">
            <text:p>2.867</text:p>
          </table:table-cell>
          <table:table-cell office:value-type="date" office:date-value="2020-07-07T17:23:00" table:style-name="ce2">
            <text:p>07/07/2020 17: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3.800000000000004" table:style-name="ce1">
            <text:p>33.8</text:p>
          </table:table-cell>
          <table:table-cell office:value-type="float" office:value="586" table:style-name="ce1">
            <text:p>586</text:p>
          </table:table-cell>
          <table:table-cell office:value-type="float" office:value="14.61" table:style-name="ce1">
            <text:p>14.61</text:p>
          </table:table-cell>
          <table:table-cell office:value-type="float" office:value="1.2669999999999999" table:style-name="ce1">
            <text:p>1.267</text:p>
          </table:table-cell>
          <table:table-cell office:value-type="date" office:date-value="2020-07-07T17:23:00" table:style-name="ce2">
            <text:p>07/07/2020 17: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9" table:style-name="ce1">
            <text:p>34.9</text:p>
          </table:table-cell>
          <table:table-cell office:value-type="float" office:value="291" table:style-name="ce1">
            <text:p>291</text:p>
          </table:table-cell>
          <table:table-cell office:value-type="float" office:value="32.69" table:style-name="ce1">
            <text:p>32.69</text:p>
          </table:table-cell>
          <table:table-cell office:value-type="float" office:value="1.167" table:style-name="ce1">
            <text:p>1.167</text:p>
          </table:table-cell>
          <table:table-cell office:value-type="date" office:date-value="2020-07-07T17:23:00" table:style-name="ce2">
            <text:p>07/07/2020 17: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" table:style-name="ce1">
            <text:p>35</text:p>
          </table:table-cell>
          <table:table-cell office:value-type="float" office:value="4299" table:style-name="ce1">
            <text:p>4299</text:p>
          </table:table-cell>
          <table:table-cell office:value-type="float" office:value="3812" table:style-name="ce1">
            <text:p>3812</text:p>
          </table:table-cell>
          <table:table-cell office:value-type="float" office:value="2.2999999999999998" table:style-name="ce1">
            <text:p>2.3</text:p>
          </table:table-cell>
          <table:table-cell office:value-type="date" office:date-value="2020-07-07T17:24:00" table:style-name="ce2">
            <text:p>07/07/2020 17: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3.6" table:style-name="ce1">
            <text:p>33.6</text:p>
          </table:table-cell>
          <table:table-cell office:value-type="float" office:value="586" table:style-name="ce1">
            <text:p>586</text:p>
          </table:table-cell>
          <table:table-cell office:value-type="float" office:value="12.59" table:style-name="ce1">
            <text:p>12.59</text:p>
          </table:table-cell>
          <table:table-cell office:value-type="float" office:value="1.367" table:style-name="ce1">
            <text:p>1.367</text:p>
          </table:table-cell>
          <table:table-cell office:value-type="date" office:date-value="2020-07-07T17:24:00" table:style-name="ce2">
            <text:p>07/07/2020 17: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291" table:style-name="ce1">
            <text:p>291</text:p>
          </table:table-cell>
          <table:table-cell office:value-type="float" office:value="861.1" table:style-name="ce1">
            <text:p>861.1</text:p>
          </table:table-cell>
          <table:table-cell office:value-type="float" office:value="0.83299999999999996" table:style-name="ce1">
            <text:p>0.833</text:p>
          </table:table-cell>
          <table:table-cell office:value-type="date" office:date-value="2020-07-07T17:24:00" table:style-name="ce2">
            <text:p>07/07/2020 17: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9" table:style-name="ce1">
            <text:p>34.9</text:p>
          </table:table-cell>
          <table:table-cell office:value-type="float" office:value="4299" table:style-name="ce1">
            <text:p>4299</text:p>
          </table:table-cell>
          <table:table-cell office:value-type="float" office:value="3838" table:style-name="ce1">
            <text:p>3838</text:p>
          </table:table-cell>
          <table:table-cell office:value-type="float" office:value="1.9" table:style-name="ce1">
            <text:p>1.9</text:p>
          </table:table-cell>
          <table:table-cell office:value-type="date" office:date-value="2020-07-07T17:24:00" table:style-name="ce2">
            <text:p>07/07/2020 17: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586" table:style-name="ce1">
            <text:p>586</text:p>
          </table:table-cell>
          <table:table-cell office:value-type="float" office:value="32.47" table:style-name="ce1">
            <text:p>32.47</text:p>
          </table:table-cell>
          <table:table-cell office:value-type="float" office:value="1.0669999999999999" table:style-name="ce1">
            <text:p>1.067</text:p>
          </table:table-cell>
          <table:table-cell office:value-type="date" office:date-value="2020-07-07T17:24:00" table:style-name="ce2">
            <text:p>07/07/2020 17: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1" table:style-name="ce1">
            <text:p>34.1</text:p>
          </table:table-cell>
          <table:table-cell office:value-type="float" office:value="291" table:style-name="ce1">
            <text:p>291</text:p>
          </table:table-cell>
          <table:table-cell office:value-type="float" office:value="2667" table:style-name="ce1">
            <text:p>2667</text:p>
          </table:table-cell>
          <table:table-cell office:value-type="float" office:value="0.6" table:style-name="ce1">
            <text:p>0.6</text:p>
          </table:table-cell>
          <table:table-cell office:value-type="date" office:date-value="2020-07-07T17:24:00" table:style-name="ce2">
            <text:p>07/07/2020 17: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4299" table:style-name="ce1">
            <text:p>4299</text:p>
          </table:table-cell>
          <table:table-cell office:value-type="float" office:value="3850" table:style-name="ce1">
            <text:p>3850</text:p>
          </table:table-cell>
          <table:table-cell office:value-type="float" office:value="1.333" table:style-name="ce1">
            <text:p>1.333</text:p>
          </table:table-cell>
          <table:table-cell office:value-type="date" office:date-value="2020-07-07T17:25:00" table:style-name="ce2">
            <text:p>07/07/2020 17: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586" table:style-name="ce1">
            <text:p>586</text:p>
          </table:table-cell>
          <table:table-cell office:value-type="float" office:value="15.33" table:style-name="ce1">
            <text:p>15.33</text:p>
          </table:table-cell>
          <table:table-cell office:value-type="float" office:value="0.73299999999999998" table:style-name="ce1">
            <text:p>0.733</text:p>
          </table:table-cell>
          <table:table-cell office:value-type="date" office:date-value="2020-07-07T17:25:00" table:style-name="ce2">
            <text:p>07/07/2020 17: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91" table:style-name="ce1">
            <text:p>291</text:p>
          </table:table-cell>
          <table:table-cell office:value-type="float" office:value="1911" table:style-name="ce1">
            <text:p>1911</text:p>
          </table:table-cell>
          <table:table-cell office:value-type="float" office:value="0.53300000000000003" table:style-name="ce1">
            <text:p>0.533</text:p>
          </table:table-cell>
          <table:table-cell office:value-type="date" office:date-value="2020-07-07T17:25:00" table:style-name="ce2">
            <text:p>07/07/2020 17: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3.5" table:style-name="ce1">
            <text:p>33.5</text:p>
          </table:table-cell>
          <table:table-cell office:value-type="float" office:value="4299" table:style-name="ce1">
            <text:p>4299</text:p>
          </table:table-cell>
          <table:table-cell office:value-type="float" office:value="3848" table:style-name="ce1">
            <text:p>3848</text:p>
          </table:table-cell>
          <table:table-cell office:value-type="float" office:value="1.133" table:style-name="ce1">
            <text:p>1.133</text:p>
          </table:table-cell>
          <table:table-cell office:value-type="date" office:date-value="2020-07-07T17:25:00" table:style-name="ce2">
            <text:p>07/07/2020 17: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586" table:style-name="ce1">
            <text:p>586</text:p>
          </table:table-cell>
          <table:table-cell office:value-type="float" office:value="25.74" table:style-name="ce1">
            <text:p>25.74</text:p>
          </table:table-cell>
          <table:table-cell office:value-type="float" office:value="0.53300000000000003" table:style-name="ce1">
            <text:p>0.533</text:p>
          </table:table-cell>
          <table:table-cell office:value-type="date" office:date-value="2020-07-07T17:25:00" table:style-name="ce2">
            <text:p>07/07/2020 17: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91" table:style-name="ce1">
            <text:p>291</text:p>
          </table:table-cell>
          <table:table-cell office:value-type="float" office:value="7523" table:style-name="ce1">
            <text:p>7523</text:p>
          </table:table-cell>
          <table:table-cell office:value-type="float" office:value="0.433" table:style-name="ce1">
            <text:p>0.433</text:p>
          </table:table-cell>
          <table:table-cell office:value-type="date" office:date-value="2020-07-07T17:25:00" table:style-name="ce2">
            <text:p>07/07/2020 17: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4299" table:style-name="ce1">
            <text:p>4299</text:p>
          </table:table-cell>
          <table:table-cell office:value-type="float" office:value="11510" table:style-name="ce1">
            <text:p>11510</text:p>
          </table:table-cell>
          <table:table-cell office:value-type="float" office:value="0.83299999999999996" table:style-name="ce1">
            <text:p>0.833</text:p>
          </table:table-cell>
          <table:table-cell office:value-type="date" office:date-value="2020-07-07T17:26:00" table:style-name="ce2">
            <text:p>07/07/2020 17: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586" table:style-name="ce1">
            <text:p>586</text:p>
          </table:table-cell>
          <table:table-cell office:value-type="float" office:value="17" table:style-name="ce1">
            <text:p>17</text:p>
          </table:table-cell>
          <table:table-cell office:value-type="float" office:value="0.33300000000000002" table:style-name="ce1">
            <text:p>0.333</text:p>
          </table:table-cell>
          <table:table-cell office:value-type="date" office:date-value="2020-07-07T17:26:00" table:style-name="ce2">
            <text:p>07/07/2020 17: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291" table:style-name="ce1">
            <text:p>291</text:p>
          </table:table-cell>
          <table:table-cell office:value-type="float" office:value="7631" table:style-name="ce1">
            <text:p>7631</text:p>
          </table:table-cell>
          <table:table-cell office:value-type="float" office:value="0.3" table:style-name="ce1">
            <text:p>0.3</text:p>
          </table:table-cell>
          <table:table-cell office:value-type="date" office:date-value="2020-07-07T17:26:00" table:style-name="ce2">
            <text:p>07/07/2020 17: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4299" table:style-name="ce1">
            <text:p>4299</text:p>
          </table:table-cell>
          <table:table-cell office:value-type="float" office:value="3947" table:style-name="ce1">
            <text:p>3947</text:p>
          </table:table-cell>
          <table:table-cell office:value-type="float" office:value="0.56699999999999995" table:style-name="ce1">
            <text:p>0.567</text:p>
          </table:table-cell>
          <table:table-cell office:value-type="date" office:date-value="2020-07-07T17:26:00" table:style-name="ce2">
            <text:p>07/07/2020 17: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586" table:style-name="ce1">
            <text:p>586</text:p>
          </table:table-cell>
          <table:table-cell office:value-type="float" office:value="11.58" table:style-name="ce1">
            <text:p>11.58</text:p>
          </table:table-cell>
          <table:table-cell office:value-type="float" office:value="0.4" table:style-name="ce1">
            <text:p>0.4</text:p>
          </table:table-cell>
          <table:table-cell office:value-type="date" office:date-value="2020-07-07T17:26:00" table:style-name="ce2">
            <text:p>07/07/2020 17: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291" table:style-name="ce1">
            <text:p>291</text:p>
          </table:table-cell>
          <table:table-cell office:value-type="float" office:value="7573" table:style-name="ce1">
            <text:p>7573</text:p>
          </table:table-cell>
          <table:table-cell office:value-type="float" office:value="0.23300000000000001" table:style-name="ce1">
            <text:p>0.233</text:p>
          </table:table-cell>
          <table:table-cell office:value-type="date" office:date-value="2020-07-07T17:26:00" table:style-name="ce2">
            <text:p>07/07/2020 17: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4299" table:style-name="ce1">
            <text:p>4299</text:p>
          </table:table-cell>
          <table:table-cell office:value-type="float" office:value="11460" table:style-name="ce1">
            <text:p>11460</text:p>
          </table:table-cell>
          <table:table-cell office:value-type="float" office:value="0.4" table:style-name="ce1">
            <text:p>0.4</text:p>
          </table:table-cell>
          <table:table-cell office:value-type="date" office:date-value="2020-07-07T17:27:00" table:style-name="ce2">
            <text:p>07/07/2020 17: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586" table:style-name="ce1">
            <text:p>586</text:p>
          </table:table-cell>
          <table:table-cell office:value-type="float" office:value="10.93" table:style-name="ce1">
            <text:p>10.93</text:p>
          </table:table-cell>
          <table:table-cell office:value-type="float" office:value="0.13300000000000001" table:style-name="ce1">
            <text:p>0.133</text:p>
          </table:table-cell>
          <table:table-cell office:value-type="date" office:date-value="2020-07-07T17:27:00" table:style-name="ce2">
            <text:p>07/07/2020 17: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92" table:style-name="ce1">
            <text:p>292</text:p>
          </table:table-cell>
          <table:table-cell office:value-type="float" office:value="17310" table:style-name="ce1">
            <text:p>17310</text:p>
          </table:table-cell>
          <table:table-cell office:value-type="float" office:value="0.2" table:style-name="ce1">
            <text:p>0.2</text:p>
          </table:table-cell>
          <table:table-cell office:value-type="date" office:date-value="2020-07-07T17:27:00" table:style-name="ce2">
            <text:p>07/07/2020 17: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4300" table:style-name="ce1">
            <text:p>4300</text:p>
          </table:table-cell>
          <table:table-cell office:value-type="float" office:value="11220" table:style-name="ce1">
            <text:p>11220</text:p>
          </table:table-cell>
          <table:table-cell office:value-type="float" office:value="0.3" table:style-name="ce1">
            <text:p>0.3</text:p>
          </table:table-cell>
          <table:table-cell office:value-type="date" office:date-value="2020-07-07T17:28:00" table:style-name="ce2">
            <text:p>07/07/2020 17: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586" table:style-name="ce1">
            <text:p>586</text:p>
          </table:table-cell>
          <table:table-cell office:value-type="float" office:value="7.4610000000000003" table:style-name="ce1">
            <text:p>7.461</text:p>
          </table:table-cell>
          <table:table-cell office:value-type="float" office:value="0.23300000000000001" table:style-name="ce1">
            <text:p>0.233</text:p>
          </table:table-cell>
          <table:table-cell office:value-type="date" office:date-value="2020-07-07T17:28:00" table:style-name="ce2">
            <text:p>07/07/2020 17: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292" table:style-name="ce1">
            <text:p>292</text:p>
          </table:table-cell>
          <table:table-cell office:value-type="float" office:value="820" table:style-name="ce1">
            <text:p>820</text:p>
          </table:table-cell>
          <table:table-cell office:value-type="float" office:value="3.3000000000000002E-2" table:style-name="ce1">
            <text:p>0.033</text:p>
          </table:table-cell>
          <table:table-cell office:value-type="date" office:date-value="2020-07-07T17:28:00" table:style-name="ce2">
            <text:p>07/07/2020 17: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4300" table:style-name="ce1">
            <text:p>4300</text:p>
          </table:table-cell>
          <table:table-cell office:value-type="float" office:value="16970" table:style-name="ce1">
            <text:p>16970</text:p>
          </table:table-cell>
          <table:table-cell office:value-type="float" office:value="0.23300000000000001" table:style-name="ce1">
            <text:p>0.233</text:p>
          </table:table-cell>
          <table:table-cell office:value-type="date" office:date-value="2020-07-07T17:29:00" table:style-name="ce2">
            <text:p>07/07/2020 17: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3.6" table:style-name="ce1">
            <text:p>33.6</text:p>
          </table:table-cell>
          <table:table-cell office:value-type="float" office:value="586" table:style-name="ce1">
            <text:p>586</text:p>
          </table:table-cell>
          <table:table-cell office:value-type="float" office:value="6" table:style-name="ce1">
            <text:p>6</text:p>
          </table:table-cell>
          <table:table-cell office:value-type="float" office:value="0.16700000000000001" table:style-name="ce1">
            <text:p>0.167</text:p>
          </table:table-cell>
          <table:table-cell office:value-type="date" office:date-value="2020-07-07T17:29:00" table:style-name="ce2">
            <text:p>07/07/2020 17: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6.6" table:style-name="ce1">
            <text:p>36.6</text:p>
          </table:table-cell>
          <table:table-cell office:value-type="float" office:value="297" table:style-name="ce1">
            <text:p>297</text:p>
          </table:table-cell>
          <table:table-cell office:value-type="float" office:value="5.851" table:style-name="ce1">
            <text:p>5.851</text:p>
          </table:table-cell>
          <table:table-cell office:value-type="float" office:value="9.3670000000000009" table:style-name="ce1">
            <text:p>9.367</text:p>
          </table:table-cell>
          <table:table-cell office:value-type="date" office:date-value="2020-07-07T17:48:00" table:style-name="ce2">
            <text:p>07/07/2020 17: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6.6" table:style-name="ce1">
            <text:p>36.6</text:p>
          </table:table-cell>
          <table:table-cell office:value-type="float" office:value="4294" table:style-name="ce1">
            <text:p>4294</text:p>
          </table:table-cell>
          <table:table-cell office:value-type="float" office:value="935.8" table:style-name="ce1">
            <text:p>935.8</text:p>
          </table:table-cell>
          <table:table-cell office:value-type="float" office:value="21.393999999999998" table:style-name="ce1">
            <text:p>21.394</text:p>
          </table:table-cell>
          <table:table-cell office:value-type="date" office:date-value="2020-07-07T17:48:00" table:style-name="ce2">
            <text:p>07/07/2020 17: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6.5" table:style-name="ce1">
            <text:p>36.5</text:p>
          </table:table-cell>
          <table:table-cell office:value-type="float" office:value="578" table:style-name="ce1">
            <text:p>578</text:p>
          </table:table-cell>
          <table:table-cell office:value-type="float" office:value="17.03" table:style-name="ce1">
            <text:p>17.03</text:p>
          </table:table-cell>
          <table:table-cell office:value-type="float" office:value="11.933" table:style-name="ce1">
            <text:p>11.933</text:p>
          </table:table-cell>
          <table:table-cell office:value-type="date" office:date-value="2020-07-07T17:48:00" table:style-name="ce2">
            <text:p>07/07/2020 17: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6" table:style-name="ce1">
            <text:p>36</text:p>
          </table:table-cell>
          <table:table-cell office:value-type="float" office:value="297" table:style-name="ce1">
            <text:p>297</text:p>
          </table:table-cell>
          <table:table-cell office:value-type="float" office:value="19.43" table:style-name="ce1">
            <text:p>19.43</text:p>
          </table:table-cell>
          <table:table-cell office:value-type="float" office:value="8.6999999999999993" table:style-name="ce1">
            <text:p>8.7</text:p>
          </table:table-cell>
          <table:table-cell office:value-type="date" office:date-value="2020-07-07T17:48:00" table:style-name="ce2">
            <text:p>07/07/2020 17: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6" table:style-name="ce1">
            <text:p>36</text:p>
          </table:table-cell>
          <table:table-cell office:value-type="float" office:value="4294" table:style-name="ce1">
            <text:p>4294</text:p>
          </table:table-cell>
          <table:table-cell office:value-type="float" office:value="3750" table:style-name="ce1">
            <text:p>3750</text:p>
          </table:table-cell>
          <table:table-cell office:value-type="float" office:value="16.387" table:style-name="ce1">
            <text:p>16.387</text:p>
          </table:table-cell>
          <table:table-cell office:value-type="date" office:date-value="2020-07-07T17:48:00" table:style-name="ce2">
            <text:p>07/07/2020 17: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6" table:style-name="ce1">
            <text:p>36</text:p>
          </table:table-cell>
          <table:table-cell office:value-type="float" office:value="578" table:style-name="ce1">
            <text:p>578</text:p>
          </table:table-cell>
          <table:table-cell office:value-type="float" office:value="11.8" table:style-name="ce1">
            <text:p>11.8</text:p>
          </table:table-cell>
          <table:table-cell office:value-type="float" office:value="8.6999999999999993" table:style-name="ce1">
            <text:p>8.7</text:p>
          </table:table-cell>
          <table:table-cell office:value-type="date" office:date-value="2020-07-07T17:48:00" table:style-name="ce2">
            <text:p>07/07/2020 17: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297" table:style-name="ce1">
            <text:p>297</text:p>
          </table:table-cell>
          <table:table-cell office:value-type="float" office:value="4.319" table:style-name="ce1">
            <text:p>4.319</text:p>
          </table:table-cell>
          <table:table-cell office:value-type="float" office:value="7.2" table:style-name="ce1">
            <text:p>7.2</text:p>
          </table:table-cell>
          <table:table-cell office:value-type="date" office:date-value="2020-07-07T17:49:00" table:style-name="ce2">
            <text:p>07/07/2020 17: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4295" table:style-name="ce1">
            <text:p>4295</text:p>
          </table:table-cell>
          <table:table-cell office:value-type="float" office:value="9.5139999999999993" table:style-name="ce1">
            <text:p>9.514</text:p>
          </table:table-cell>
          <table:table-cell office:value-type="float" office:value="13.323" table:style-name="ce1">
            <text:p>13.323</text:p>
          </table:table-cell>
          <table:table-cell office:value-type="date" office:date-value="2020-07-07T17:49:00" table:style-name="ce2">
            <text:p>07/07/2020 17: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578" table:style-name="ce1">
            <text:p>578</text:p>
          </table:table-cell>
          <table:table-cell office:value-type="float" office:value="4.9009999999999998" table:style-name="ce1">
            <text:p>4.901</text:p>
          </table:table-cell>
          <table:table-cell office:value-type="float" office:value="5.5" table:style-name="ce1">
            <text:p>5.5</text:p>
          </table:table-cell>
          <table:table-cell office:value-type="date" office:date-value="2020-07-07T17:49:00" table:style-name="ce2">
            <text:p>07/07/2020 17: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699999999999996" table:style-name="ce1">
            <text:p>35.7</text:p>
          </table:table-cell>
          <table:table-cell office:value-type="float" office:value="297" table:style-name="ce1">
            <text:p>297</text:p>
          </table:table-cell>
          <table:table-cell office:value-type="float" office:value="2.6419999999999999" table:style-name="ce1">
            <text:p>2.642</text:p>
          </table:table-cell>
          <table:table-cell office:value-type="float" office:value="5.2" table:style-name="ce1">
            <text:p>5.2</text:p>
          </table:table-cell>
          <table:table-cell office:value-type="date" office:date-value="2020-07-07T17:49:00" table:style-name="ce2">
            <text:p>07/07/2020 17: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4295" table:style-name="ce1">
            <text:p>4295</text:p>
          </table:table-cell>
          <table:table-cell office:value-type="float" office:value="2.0110000000000001" table:style-name="ce1">
            <text:p>2.011</text:p>
          </table:table-cell>
          <table:table-cell office:value-type="float" office:value="9.9350000000000005" table:style-name="ce1">
            <text:p>9.935</text:p>
          </table:table-cell>
          <table:table-cell office:value-type="date" office:date-value="2020-07-07T17:49:00" table:style-name="ce2">
            <text:p>07/07/2020 17: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578" table:style-name="ce1">
            <text:p>578</text:p>
          </table:table-cell>
          <table:table-cell office:value-type="float" office:value="12.99" table:style-name="ce1">
            <text:p>12.99</text:p>
          </table:table-cell>
          <table:table-cell office:value-type="float" office:value="6" table:style-name="ce1">
            <text:p>6</text:p>
          </table:table-cell>
          <table:table-cell office:value-type="date" office:date-value="2020-07-07T17:49:00" table:style-name="ce2">
            <text:p>07/07/2020 17: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5" table:style-name="ce1">
            <text:p>35.5</text:p>
          </table:table-cell>
          <table:table-cell office:value-type="float" office:value="297" table:style-name="ce1">
            <text:p>297</text:p>
          </table:table-cell>
          <table:table-cell office:value-type="float" office:value="7.867" table:style-name="ce1">
            <text:p>7.867</text:p>
          </table:table-cell>
          <table:table-cell office:value-type="float" office:value="4.1669999999999998" table:style-name="ce1">
            <text:p>4.167</text:p>
          </table:table-cell>
          <table:table-cell office:value-type="date" office:date-value="2020-07-07T17:50:00" table:style-name="ce2">
            <text:p>07/07/2020 17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5" table:style-name="ce1">
            <text:p>35.5</text:p>
          </table:table-cell>
          <table:table-cell office:value-type="float" office:value="4295" table:style-name="ce1">
            <text:p>4295</text:p>
          </table:table-cell>
          <table:table-cell office:value-type="float" office:value="2.5870000000000002" table:style-name="ce1">
            <text:p>2.587</text:p>
          </table:table-cell>
          <table:table-cell office:value-type="float" office:value="7.8390000000000004" table:style-name="ce1">
            <text:p>7.839</text:p>
          </table:table-cell>
          <table:table-cell office:value-type="date" office:date-value="2020-07-07T17:50:00" table:style-name="ce2">
            <text:p>07/07/2020 17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6" table:style-name="ce1">
            <text:p>35.6</text:p>
          </table:table-cell>
          <table:table-cell office:value-type="float" office:value="578" table:style-name="ce1">
            <text:p>578</text:p>
          </table:table-cell>
          <table:table-cell office:value-type="float" office:value="6.8949999999999996" table:style-name="ce1">
            <text:p>6.895</text:p>
          </table:table-cell>
          <table:table-cell office:value-type="float" office:value="4.367" table:style-name="ce1">
            <text:p>4.367</text:p>
          </table:table-cell>
          <table:table-cell office:value-type="date" office:date-value="2020-07-07T17:50:00" table:style-name="ce2">
            <text:p>07/07/2020 17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297" table:style-name="ce1">
            <text:p>297</text:p>
          </table:table-cell>
          <table:table-cell office:value-type="float" office:value="10.95" table:style-name="ce1">
            <text:p>10.95</text:p>
          </table:table-cell>
          <table:table-cell office:value-type="float" office:value="2.2669999999999999" table:style-name="ce1">
            <text:p>2.267</text:p>
          </table:table-cell>
          <table:table-cell office:value-type="date" office:date-value="2020-07-07T17:50:00" table:style-name="ce2">
            <text:p>07/07/2020 17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4296" table:style-name="ce1">
            <text:p>4296</text:p>
          </table:table-cell>
          <table:table-cell office:value-type="float" office:value="5700" table:style-name="ce1">
            <text:p>5700</text:p>
          </table:table-cell>
          <table:table-cell office:value-type="float" office:value="6.3" table:style-name="ce1">
            <text:p>6.3</text:p>
          </table:table-cell>
          <table:table-cell office:value-type="date" office:date-value="2020-07-07T17:50:00" table:style-name="ce2">
            <text:p>07/07/2020 17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578" table:style-name="ce1">
            <text:p>578</text:p>
          </table:table-cell>
          <table:table-cell office:value-type="float" office:value="19.309999999999999" table:style-name="ce1">
            <text:p>19.31</text:p>
          </table:table-cell>
          <table:table-cell office:value-type="float" office:value="3.7669999999999999" table:style-name="ce1">
            <text:p>3.767</text:p>
          </table:table-cell>
          <table:table-cell office:value-type="date" office:date-value="2020-07-07T17:50:00" table:style-name="ce2">
            <text:p>07/07/2020 17: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300000000000004" table:style-name="ce1">
            <text:p>34.3</text:p>
          </table:table-cell>
          <table:table-cell office:value-type="float" office:value="297" table:style-name="ce1">
            <text:p>297</text:p>
          </table:table-cell>
          <table:table-cell office:value-type="float" office:value="13.8" table:style-name="ce1">
            <text:p>13.8</text:p>
          </table:table-cell>
          <table:table-cell office:value-type="float" office:value="2.5" table:style-name="ce1">
            <text:p>2.5</text:p>
          </table:table-cell>
          <table:table-cell office:value-type="date" office:date-value="2020-07-07T17:51:00" table:style-name="ce2">
            <text:p>07/07/2020 17: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300000000000004" table:style-name="ce1">
            <text:p>34.3</text:p>
          </table:table-cell>
          <table:table-cell office:value-type="float" office:value="4296" table:style-name="ce1">
            <text:p>4296</text:p>
          </table:table-cell>
          <table:table-cell office:value-type="float" office:value="2.1970000000000001" table:style-name="ce1">
            <text:p>2.197</text:p>
          </table:table-cell>
          <table:table-cell office:value-type="float" office:value="4.4690000000000003" table:style-name="ce1">
            <text:p>4.469</text:p>
          </table:table-cell>
          <table:table-cell office:value-type="date" office:date-value="2020-07-07T17:51:00" table:style-name="ce2">
            <text:p>07/07/2020 17: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300000000000004" table:style-name="ce1">
            <text:p>34.3</text:p>
          </table:table-cell>
          <table:table-cell office:value-type="float" office:value="578" table:style-name="ce1">
            <text:p>578</text:p>
          </table:table-cell>
          <table:table-cell office:value-type="float" office:value="6.1470000000000002" table:style-name="ce1">
            <text:p>6.147</text:p>
          </table:table-cell>
          <table:table-cell office:value-type="float" office:value="2.6669999999999998" table:style-name="ce1">
            <text:p>2.667</text:p>
          </table:table-cell>
          <table:table-cell office:value-type="date" office:date-value="2020-07-07T17:51:00" table:style-name="ce2">
            <text:p>07/07/2020 17: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3.900000000000006" table:style-name="ce1">
            <text:p>33.9</text:p>
          </table:table-cell>
          <table:table-cell office:value-type="float" office:value="297" table:style-name="ce1">
            <text:p>297</text:p>
          </table:table-cell>
          <table:table-cell office:value-type="float" office:value="3.996" table:style-name="ce1">
            <text:p>3.996</text:p>
          </table:table-cell>
          <table:table-cell office:value-type="float" office:value="1.8" table:style-name="ce1">
            <text:p>1.8</text:p>
          </table:table-cell>
          <table:table-cell office:value-type="date" office:date-value="2020-07-07T17:51:00" table:style-name="ce2">
            <text:p>07/07/2020 17: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" table:style-name="ce1">
            <text:p>35</text:p>
          </table:table-cell>
          <table:table-cell office:value-type="float" office:value="4296" table:style-name="ce1">
            <text:p>4296</text:p>
          </table:table-cell>
          <table:table-cell office:value-type="float" office:value="2863" table:style-name="ce1">
            <text:p>2863</text:p>
          </table:table-cell>
          <table:table-cell office:value-type="float" office:value="3.6" table:style-name="ce1">
            <text:p>3.6</text:p>
          </table:table-cell>
          <table:table-cell office:value-type="date" office:date-value="2020-07-07T17:51:00" table:style-name="ce2">
            <text:p>07/07/2020 17: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" table:style-name="ce1">
            <text:p>35</text:p>
          </table:table-cell>
          <table:table-cell office:value-type="float" office:value="579" table:style-name="ce1">
            <text:p>579</text:p>
          </table:table-cell>
          <table:table-cell office:value-type="float" office:value="15.34" table:style-name="ce1">
            <text:p>15.34</text:p>
          </table:table-cell>
          <table:table-cell office:value-type="float" office:value="1.7330000000000001" table:style-name="ce1">
            <text:p>1.733</text:p>
          </table:table-cell>
          <table:table-cell office:value-type="date" office:date-value="2020-07-07T17:51:00" table:style-name="ce2">
            <text:p>07/07/2020 17: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3.6" table:style-name="ce1">
            <text:p>33.6</text:p>
          </table:table-cell>
          <table:table-cell office:value-type="float" office:value="297" table:style-name="ce1">
            <text:p>297</text:p>
          </table:table-cell>
          <table:table-cell office:value-type="float" office:value="954.3" table:style-name="ce1">
            <text:p>954.3</text:p>
          </table:table-cell>
          <table:table-cell office:value-type="float" office:value="1.4" table:style-name="ce1">
            <text:p>1.4</text:p>
          </table:table-cell>
          <table:table-cell office:value-type="date" office:date-value="2020-07-07T17:52:00" table:style-name="ce2">
            <text:p>07/07/2020 17: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3.300000000000004" table:style-name="ce1">
            <text:p>33.3</text:p>
          </table:table-cell>
          <table:table-cell office:value-type="float" office:value="4296" table:style-name="ce1">
            <text:p>4296</text:p>
          </table:table-cell>
          <table:table-cell office:value-type="float" office:value="2884" table:style-name="ce1">
            <text:p>2884</text:p>
          </table:table-cell>
          <table:table-cell office:value-type="float" office:value="2.8330000000000002" table:style-name="ce1">
            <text:p>2.833</text:p>
          </table:table-cell>
          <table:table-cell office:value-type="date" office:date-value="2020-07-07T17:52:00" table:style-name="ce2">
            <text:p>07/07/2020 17: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300000000000004" table:style-name="ce1">
            <text:p>34.3</text:p>
          </table:table-cell>
          <table:table-cell office:value-type="float" office:value="579" table:style-name="ce1">
            <text:p>579</text:p>
          </table:table-cell>
          <table:table-cell office:value-type="float" office:value="29.67" table:style-name="ce1">
            <text:p>29.67</text:p>
          </table:table-cell>
          <table:table-cell office:value-type="float" office:value="1.667" table:style-name="ce1">
            <text:p>1.667</text:p>
          </table:table-cell>
          <table:table-cell office:value-type="date" office:date-value="2020-07-07T17:52:00" table:style-name="ce2">
            <text:p>07/07/2020 17: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5" table:style-name="ce1">
            <text:p>35.5</text:p>
          </table:table-cell>
          <table:table-cell office:value-type="float" office:value="297" table:style-name="ce1">
            <text:p>297</text:p>
          </table:table-cell>
          <table:table-cell office:value-type="float" office:value="480.3" table:style-name="ce1">
            <text:p>480.3</text:p>
          </table:table-cell>
          <table:table-cell office:value-type="float" office:value="1.2" table:style-name="ce1">
            <text:p>1.2</text:p>
          </table:table-cell>
          <table:table-cell office:value-type="date" office:date-value="2020-07-07T17:52:00" table:style-name="ce2">
            <text:p>07/07/2020 17: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699999999999996" table:style-name="ce1">
            <text:p>34.7</text:p>
          </table:table-cell>
          <table:table-cell office:value-type="float" office:value="4297" table:style-name="ce1">
            <text:p>4297</text:p>
          </table:table-cell>
          <table:table-cell office:value-type="float" office:value="5.1639999999999997" table:style-name="ce1">
            <text:p>5.164</text:p>
          </table:table-cell>
          <table:table-cell office:value-type="float" office:value="2" table:style-name="ce1">
            <text:p>2</text:p>
          </table:table-cell>
          <table:table-cell office:value-type="date" office:date-value="2020-07-07T17:52:00" table:style-name="ce2">
            <text:p>07/07/2020 17: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3.800000000000004" table:style-name="ce1">
            <text:p>33.8</text:p>
          </table:table-cell>
          <table:table-cell office:value-type="float" office:value="579" table:style-name="ce1">
            <text:p>579</text:p>
          </table:table-cell>
          <table:table-cell office:value-type="float" office:value="27.85" table:style-name="ce1">
            <text:p>27.85</text:p>
          </table:table-cell>
          <table:table-cell office:value-type="float" office:value="1.333" table:style-name="ce1">
            <text:p>1.333</text:p>
          </table:table-cell>
          <table:table-cell office:value-type="date" office:date-value="2020-07-07T17:52:00" table:style-name="ce2">
            <text:p>07/07/2020 17: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297" table:style-name="ce1">
            <text:p>297</text:p>
          </table:table-cell>
          <table:table-cell office:value-type="float" office:value="3790" table:style-name="ce1">
            <text:p>3790</text:p>
          </table:table-cell>
          <table:table-cell office:value-type="float" office:value="0.93300000000000005" table:style-name="ce1">
            <text:p>0.933</text:p>
          </table:table-cell>
          <table:table-cell office:value-type="date" office:date-value="2020-07-07T17:53:00" table:style-name="ce2">
            <text:p>07/07/2020 17: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4297" table:style-name="ce1">
            <text:p>4297</text:p>
          </table:table-cell>
          <table:table-cell office:value-type="float" office:value="3839" table:style-name="ce1">
            <text:p>3839</text:p>
          </table:table-cell>
          <table:table-cell office:value-type="float" office:value="1.633" table:style-name="ce1">
            <text:p>1.633</text:p>
          </table:table-cell>
          <table:table-cell office:value-type="date" office:date-value="2020-07-07T17:53:00" table:style-name="ce2">
            <text:p>07/07/2020 17: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579" table:style-name="ce1">
            <text:p>579</text:p>
          </table:table-cell>
          <table:table-cell office:value-type="float" office:value="26.64" table:style-name="ce1">
            <text:p>26.64</text:p>
          </table:table-cell>
          <table:table-cell office:value-type="float" office:value="1.0329999999999999" table:style-name="ce1">
            <text:p>1.033</text:p>
          </table:table-cell>
          <table:table-cell office:value-type="date" office:date-value="2020-07-07T17:53:00" table:style-name="ce2">
            <text:p>07/07/2020 17: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97" table:style-name="ce1">
            <text:p>297</text:p>
          </table:table-cell>
          <table:table-cell office:value-type="float" office:value="1857" table:style-name="ce1">
            <text:p>1857</text:p>
          </table:table-cell>
          <table:table-cell office:value-type="float" office:value="0.6" table:style-name="ce1">
            <text:p>0.6</text:p>
          </table:table-cell>
          <table:table-cell office:value-type="date" office:date-value="2020-07-07T17:53:00" table:style-name="ce2">
            <text:p>07/07/2020 17: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4297" table:style-name="ce1">
            <text:p>4297</text:p>
          </table:table-cell>
          <table:table-cell office:value-type="float" office:value="3.109" table:style-name="ce1">
            <text:p>3.109</text:p>
          </table:table-cell>
          <table:table-cell office:value-type="float" office:value="1.4" table:style-name="ce1">
            <text:p>1.4</text:p>
          </table:table-cell>
          <table:table-cell office:value-type="date" office:date-value="2020-07-07T17:53:00" table:style-name="ce2">
            <text:p>07/07/2020 17: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579" table:style-name="ce1">
            <text:p>579</text:p>
          </table:table-cell>
          <table:table-cell office:value-type="float" office:value="37.17" table:style-name="ce1">
            <text:p>37.17</text:p>
          </table:table-cell>
          <table:table-cell office:value-type="float" office:value="0.93300000000000005" table:style-name="ce1">
            <text:p>0.933</text:p>
          </table:table-cell>
          <table:table-cell office:value-type="date" office:date-value="2020-07-07T17:53:00" table:style-name="ce2">
            <text:p>07/07/2020 17: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5.5" table:style-name="ce1">
            <text:p>35.5</text:p>
          </table:table-cell>
          <table:table-cell office:value-type="float" office:value="278" table:style-name="ce1">
            <text:p>278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36.767000000000003" table:style-name="ce1">
            <text:p>36.767</text:p>
          </table:table-cell>
          <table:table-cell office:value-type="date" office:date-value="2020-07-07T17:58:00" table:style-name="ce2">
            <text:p>07/07/2020 17: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4321" table:style-name="ce1">
            <text:p>4321</text:p>
          </table:table-cell>
          <table:table-cell office:value-type="float" office:value="926.7" table:style-name="ce1">
            <text:p>926.7</text:p>
          </table:table-cell>
          <table:table-cell office:value-type="float" office:value="42" table:style-name="ce1">
            <text:p>42</text:p>
          </table:table-cell>
          <table:table-cell office:value-type="date" office:date-value="2020-07-07T17:58:00" table:style-name="ce2">
            <text:p>07/07/2020 17: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5.5" table:style-name="ce1">
            <text:p>35.5</text:p>
          </table:table-cell>
          <table:table-cell office:value-type="float" office:value="571" table:style-name="ce1">
            <text:p>571</text:p>
          </table:table-cell>
          <table:table-cell office:value-type="float" office:value="5.8780000000000001" table:style-name="ce1">
            <text:p>5.878</text:p>
          </table:table-cell>
          <table:table-cell office:value-type="float" office:value="8.1999999999999993" table:style-name="ce1">
            <text:p>8.2</text:p>
          </table:table-cell>
          <table:table-cell office:value-type="date" office:date-value="2020-07-07T17:58:00" table:style-name="ce2">
            <text:p>07/07/2020 17: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4.4" table:style-name="ce1">
            <text:p>34.4</text:p>
          </table:table-cell>
          <table:table-cell office:value-type="float" office:value="278" table:style-name="ce1">
            <text:p>278</text:p>
          </table:table-cell>
          <table:table-cell office:value-type="float" office:value="4.1660000000000004" table:style-name="ce1">
            <text:p>4.166</text:p>
          </table:table-cell>
          <table:table-cell office:value-type="float" office:value="9.6999999999999993" table:style-name="ce1">
            <text:p>9.7</text:p>
          </table:table-cell>
          <table:table-cell office:value-type="date" office:date-value="2020-07-07T17:58:00" table:style-name="ce2">
            <text:p>07/07/2020 17: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3.4" table:style-name="ce1">
            <text:p>33.4</text:p>
          </table:table-cell>
          <table:table-cell office:value-type="float" office:value="4321" table:style-name="ce1">
            <text:p>4321</text:p>
          </table:table-cell>
          <table:table-cell office:value-type="float" office:value="6.9370000000000003" table:style-name="ce1">
            <text:p>6.937</text:p>
          </table:table-cell>
          <table:table-cell office:value-type="float" office:value="19.062000000000001" table:style-name="ce1">
            <text:p>19.062</text:p>
          </table:table-cell>
          <table:table-cell office:value-type="date" office:date-value="2020-07-07T17:58:00" table:style-name="ce2">
            <text:p>07/07/2020 17: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2.6" table:style-name="ce1">
            <text:p>32.6</text:p>
          </table:table-cell>
          <table:table-cell office:value-type="float" office:value="571" table:style-name="ce1">
            <text:p>571</text:p>
          </table:table-cell>
          <table:table-cell office:value-type="float" office:value="7.9779999999999998" table:style-name="ce1">
            <text:p>7.978</text:p>
          </table:table-cell>
          <table:table-cell office:value-type="float" office:value="8.1999999999999993" table:style-name="ce1">
            <text:p>8.2</text:p>
          </table:table-cell>
          <table:table-cell office:value-type="date" office:date-value="2020-07-07T17:59:00" table:style-name="ce2">
            <text:p>07/07/2020 17: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ui</text:p>
          </table:table-cell>
          <table:table-cell office:value-type="float" office:value="32.4" table:style-name="ce1">
            <text:p>32.4</text:p>
          </table:table-cell>
          <table:table-cell office:value-type="float" office:value="278" table:style-name="ce1">
            <text:p>278</text:p>
          </table:table-cell>
          <table:table-cell office:value-type="float" office:value="8.2810000000000006" table:style-name="ce1">
            <text:p>8.281</text:p>
          </table:table-cell>
          <table:table-cell office:value-type="float" office:value="5.8" table:style-name="ce1">
            <text:p>5.8</text:p>
          </table:table-cell>
          <table:table-cell office:value-type="date" office:date-value="2020-07-07T17:59:00" table:style-name="ce2">
            <text:p>07/07/2020 17: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books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4321" table:style-name="ce1">
            <text:p>4321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12.914" table:style-name="ce1">
            <text:p>12.914</text:p>
          </table:table-cell>
          <table:table-cell office:value-type="date" office:date-value="2020-07-07T17:59:00" table:style-name="ce2">
            <text:p>07/07/2020 17: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okshop-purchases</text:p>
          </table:table-cell>
          <table:table-cell office:value-type="float" office:value="32.6" table:style-name="ce1">
            <text:p>32.6</text:p>
          </table:table-cell>
          <table:table-cell office:value-type="float" office:value="571" table:style-name="ce1">
            <text:p>571</text:p>
          </table:table-cell>
          <table:table-cell office:value-type="float" office:value="36.36" table:style-name="ce1">
            <text:p>36.36</text:p>
          </table:table-cell>
          <table:table-cell office:value-type="float" office:value="5.1669999999999998" table:style-name="ce1">
            <text:p>5.167</text:p>
          </table:table-cell>
          <table:table-cell office:value-type="date" office:date-value="2020-07-07T17:59:00" table:style-name="ce2">
            <text:p>07/07/2020 17:59</text:p>
          </table:table-cell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Cynthia</meta:initial-creator>
    <dc:creator>Cynthia</dc:creator>
    <meta:creation-date>2022-07-08T10:37:34Z</meta:creation-date>
    <dc:date>2022-07-08T10:38:12Z</dc:date>
  </office:meta>
</office:document-meta>
</file>